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4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87cm" loext:decorative="false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Arrowheads_20_1" draw:marker-end-width="0.379cm" draw:fill="solid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4.269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2cm" draw:marker-start="Arrow" draw:marker-start-width="0.5cm" draw:marker-end="Arrow" draw:marker-end-width="0.5cm" svg:stroke-linecap="butt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99cm" svg:height="21.96cm" svg:x="11.9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</text:span><text:span text:style-name="T1">O</text:span><text:span text:style-name="T1">b</text:span><text:span text:style-name="T1">-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6.171cm" svg:y1="13.407cm" svg:x2="22.014cm" svg:y2="13.38cm" draw:start-shape="id1" draw:start-glue-point="3" svg:d="M26171 13407h-2328v-27h-1829" svg:viewBox="0 0 4158 28">
          <text:p/>
        </draw:connector>
        <draw:connector draw:style-name="gr3" draw:text-style-name="P2" draw:layer="layout" svg:x1="22.014cm" svg:y1="11.994cm" svg:x2="26.143cm" svg:y2="12.02cm" draw:end-shape="id2" draw:end-glue-point="3" svg:d="M22014 11994h1815v26h2314" svg:viewBox="0 0 4130 27">
          <text:p/>
        </draw:connector>
        <draw:connector draw:style-name="gr4" draw:text-style-name="P2" draw:layer="layout" svg:x1="26.188cm" svg:y1="16.6cm" svg:x2="22.014cm" svg:y2="16.591cm" draw:start-shape="id3" draw:start-glue-point="3" svg:d="M26188 16600h-2337v-9h-1837" svg:viewBox="0 0 4175 10">
          <text:p/>
        </draw:connector>
        <draw:connector draw:style-name="gr5" draw:text-style-name="P2" draw:layer="layout" svg:x1="22.014cm" svg:y1="15.669cm" svg:x2="26.091cm" svg:y2="15.699cm" svg:d="M22014 15669h2039v30h2038" svg:viewBox="0 0 4078 31">
          <text:p/>
        </draw:connector>
        <draw:frame draw:style-name="gr6" draw:text-style-name="P3" xml:id="id1" draw:id="id1" draw:layer="layout" svg:width="2.97cm" svg:height="0.988cm" svg:x="26.171cm" svg:y="12.913cm">
          <draw:text-box>
            <text:p>rxd</text:p>
          </draw:text-box>
        </draw:frame>
        <draw:frame draw:style-name="gr7" draw:text-style-name="P3" xml:id="id3" draw:id="id3" draw:layer="layout" svg:width="3.004cm" svg:height="0.988cm" svg:x="26.188cm" svg:y="16.106cm">
          <draw:text-box>
            <text:p>rts</text:p>
          </draw:text-box>
        </draw:frame>
        <draw:frame draw:style-name="gr8" draw:text-style-name="P3" xml:id="id2" draw:id="id2" draw:layer="layout" svg:width="1.522cm" svg:height="0.988cm" svg:x="26.143cm" svg:y="11.526cm">
          <draw:text-box>
            <text:p>txd</text:p>
          </draw:text-box>
        </draw:frame>
        <draw:frame draw:style-name="gr9" draw:text-style-name="P3" draw:layer="layout" svg:width="1.446cm" svg:height="0.988cm" svg:x="22.57cm" svg:y="29.147cm">
          <draw:text-box>
            <text:p>clk</text:p>
          </draw:text-box>
        </draw:frame>
        <draw:frame draw:style-name="gr10" draw:text-style-name="P3" draw:layer="layout" svg:width="1.387cm" svg:height="0.988cm" svg:x="22.589cm" svg:y="30.356cm">
          <draw:text-box>
            <text:p>rst</text:p>
          </draw:text-box>
        </draw:frame>
        <draw:line draw:style-name="gr11" draw:text-style-name="P4" draw:layer="layout" svg:x1="26.092cm" svg:y1="30.145cm" svg:x2="21.978cm" svg:y2="30.145cm">
          <text:p/>
        </draw:line>
        <draw:line draw:style-name="gr11" draw:text-style-name="P4" draw:layer="layout" svg:x1="26.051cm" svg:y1="31.407cm" svg:x2="21.965cm" svg:y2="31.407cm">
          <text:p/>
        </draw:line>
        <draw:frame draw:style-name="gr12" draw:text-style-name="P6" draw:layer="layout" svg:width="4.769cm" svg:height="1.291cm" svg:x="22.36cm" svg:y="21.989cm">
          <draw:text-box>
            <text:p text:style-name="P5"><text:span text:style-name="T2">AXI Bus</text:span></text:p>
          </draw:text-box>
        </draw:frame>
        <draw:connector draw:style-name="gr13" draw:text-style-name="P2" draw:layer="layout" svg:x1="26.003cm" svg:y1="21.575cm" svg:x2="21.874cm" svg:y2="21.524cm" draw:start-shape="id4" draw:start-glue-point="3" svg:d="M26003 21575h-2315v-51h-1814" svg:viewBox="0 0 4130 52">
          <text:p/>
        </draw:connector>
        <draw:custom-shape draw:style-name="gr14" draw:text-style-name="P8" xml:id="id4" draw:id="id4" draw:layer="layout" svg:width="8.958cm" svg:height="4.939cm" svg:x="26.003cm" svg:y="19.106cm">
          <draw:glue-point draw:id="4" svg:x="2.175cm" svg:y="5.001cm"/>
          <text:p text:style-name="P7"><text:span text:style-name="T3">External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4T23:15:20.079535791</dc:date>
    <meta:editing-duration>PT18H49M54S</meta:editing-duration>
    <meta:editing-cycles>57</meta:editing-cycles>
    <meta:generator>LibreOffice/25.2.0.3$Linux_X86_64 LibreOffice_project/520$Build-3</meta:generator>
    <meta:document-statistic meta:object-count="15"/>
  </office:meta>
</office:document-meta>
</file>